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Segoe UI Emoji" svg:font-family="Segoe UI Emoj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5" style:family="paragraph"/>
    <style:style style:name="T4" style:parent-style-name="DefaultParagraphFont" style:family="text">
      <style:text-properties fo:font-weight="bold" style:font-weight-asian="bold" style:font-weight-complex="bold"/>
    </style:style>
    <style:style style:name="P5" style:parent-style-name="Normal" style:family="paragraph">
      <style:paragraph-properties fo:margin-left="0.5in">
        <style:tab-stops/>
      </style:paragraph-properties>
    </style:style>
    <style:style style:name="P6" style:parent-style-name="Normal" style:family="paragraph">
      <style:paragraph-properties fo:margin-left="0.5in">
        <style:tab-stops/>
      </style:paragraph-properties>
    </style:style>
    <style:style style:name="P7" style:parent-style-name="Normal" style:list-style-name="LFO5" style:family="paragraph"/>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Normal" style:family="paragraph">
      <style:paragraph-properties fo:margin-left="0.5in">
        <style:tab-stops/>
      </style:paragraph-properties>
    </style:style>
    <style:style style:name="P12" style:parent-style-name="Normal" style:family="paragraph">
      <style:paragraph-properties fo:margin-left="0.5in">
        <style:tab-stops/>
      </style:paragraph-properties>
    </style:style>
    <style:style style:name="T13" style:parent-style-name="DefaultParagraphFont" style:family="text">
      <style:text-properties fo:font-weight="bold" style:font-weight-asian="bold" style:font-weight-complex="bold"/>
    </style:style>
    <style:style style:name="P14" style:parent-style-name="Normal" style:list-style-name="LFO5" style:family="paragraph"/>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ListParagraph" style:list-style-name="LFO13" style:family="paragraph"/>
    <style:style style:name="P20" style:parent-style-name="ListParagraph" style:list-style-name="LFO14" style:family="paragraph"/>
    <style:style style:name="P21" style:parent-style-name="ListParagraph" style:list-style-name="LFO14" style:family="paragraph"/>
    <style:style style:name="P22" style:parent-style-name="ListParagraph" style:list-style-name="LFO14" style:family="paragraph"/>
    <style:style style:name="P23" style:parent-style-name="ListParagraph" style:list-style-name="LFO13" style:family="paragraph"/>
    <style:style style:name="P24" style:parent-style-name="Normal" style:family="paragraph">
      <style:text-properties fo:font-weight="bold" style:font-weight-asian="bold" style:font-weight-complex="bold"/>
    </style:style>
    <style:style style:name="T25" style:parent-style-name="DefaultParagraphFont" style:family="text">
      <style:text-properties style:font-name="MS Gothic" style:font-name-asian="MS Gothic" style:font-name-complex="MS Gothic"/>
    </style:style>
    <style:style style:name="T26" style:parent-style-name="DefaultParagraphFont" style:family="text">
      <style:text-properties style:font-name="Calibri" style:font-name-complex="Calibri"/>
    </style:style>
    <style:style style:name="T27" style:parent-style-name="DefaultParagraphFont" style:family="text">
      <style:text-properties style:font-name="MS Gothic" style:font-name-asian="MS Gothic" style:font-name-complex="MS Gothic"/>
    </style:style>
    <style:style style:name="T28" style:parent-style-name="DefaultParagraphFont" style:family="text">
      <style:text-properties style:font-name="Calibri" style:font-name-complex="Calibri"/>
    </style:style>
    <style:style style:name="T29" style:parent-style-name="DefaultParagraphFont" style:family="text">
      <style:text-properties style:font-name="MS Gothic" style:font-name-asian="MS Gothic" style:font-name-complex="MS Gothic"/>
    </style:style>
    <style:style style:name="T30" style:parent-style-name="DefaultParagraphFont" style:family="text">
      <style:text-properties style:font-name="Calibri" style:font-name-complex="Calibri"/>
    </style:style>
    <style:style style:name="T31" style:parent-style-name="DefaultParagraphFont" style:family="text">
      <style:text-properties style:font-name="MS Gothic" style:font-name-asian="MS Gothic" style:font-name-complex="MS Gothic"/>
    </style:style>
    <style:style style:name="T32" style:parent-style-name="DefaultParagraphFont" style:family="text">
      <style:text-properties style:font-name="Calibri" style:font-name-complex="Calibri"/>
    </style:style>
    <style:style style:name="T33" style:parent-style-name="DefaultParagraphFont" style:family="text">
      <style:text-properties style:font-name="MS Gothic" style:font-name-asian="MS Gothic" style:font-name-complex="MS Gothic"/>
    </style:style>
    <style:style style:name="T34" style:parent-style-name="DefaultParagraphFont" style:family="text">
      <style:text-properties style:font-name="Calibri" style:font-name-complex="Calibri"/>
    </style:style>
    <style:style style:name="T35" style:parent-style-name="DefaultParagraphFont" style:family="text">
      <style:text-properties style:font-name="MS Gothic" style:font-name-asian="MS Gothic" style:font-name-complex="MS Gothic"/>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MS Gothic" style:font-name-asian="MS Gothic" style:font-name-complex="MS Gothic"/>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MS Gothic" style:font-name-asian="MS Gothic" style:font-name-complex="MS Gothic"/>
    </style:style>
    <style:style style:name="T40" style:parent-style-name="DefaultParagraphFont" style:family="text">
      <style:text-properties style:font-name="Calibri" style:font-name-complex="Calibri"/>
    </style:style>
    <style:style style:name="P41" style:parent-style-name="Normal" style:family="paragraph">
      <style:text-properties fo:font-weight="bold" style:font-weight-asian="bold" style:font-weight-complex="bold"/>
    </style:style>
    <style:style style:name="P42" style:parent-style-name="Normal" style:list-style-name="LFO6" style:family="paragraph"/>
    <style:style style:name="T43" style:parent-style-name="DefaultParagraphFont" style:family="text">
      <style:text-properties fo:font-weight="bold" style:font-weight-asian="bold" style:font-weight-complex="bold"/>
    </style:style>
    <style:style style:name="P44" style:parent-style-name="Normal" style:list-style-name="LFO6" style:family="paragraph"/>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Normal" style:list-style-name="LFO7" style:family="paragraph"/>
    <style:style style:name="P49" style:parent-style-name="Normal" style:list-style-name="LFO7" style:family="paragraph"/>
    <style:style style:name="P50" style:parent-style-name="Normal" style:list-style-name="LFO8" style:family="paragraph"/>
    <style:style style:name="P51" style:parent-style-name="Normal" style:list-style-name="LFO8" style:family="paragraph"/>
    <style:style style:name="P52" style:parent-style-name="Normal" style:list-style-name="LFO8" style:family="paragraph"/>
    <style:style style:name="P53" style:parent-style-name="Normal" style:list-style-name="LFO8" style:family="paragraph"/>
    <style:style style:name="P54" style:parent-style-name="Normal" style:family="paragraph">
      <style:text-properties style:font-name="Segoe UI Emoji" style:font-name-complex="Segoe UI Emoji" fo:font-weight="bold" style:font-weight-asian="bold" style:font-weight-complex="bold"/>
    </style:style>
    <style:style style:name="P55" style:parent-style-name="Normal"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P57" style:parent-style-name="Normal" style:list-style-name="LFO9" style:family="paragraph"/>
    <style:style style:name="T58" style:parent-style-name="DefaultParagraphFont" style:family="text">
      <style:text-properties fo:font-weight="bold" style:font-weight-asian="bold" style:font-weight-complex="bold"/>
    </style:style>
    <style:style style:name="P59" style:parent-style-name="Normal" style:list-style-name="LFO9" style:family="paragraph"/>
    <style:style style:name="T60" style:parent-style-name="DefaultParagraphFont" style:family="text">
      <style:text-properties fo:font-weight="bold" style:font-weight-asian="bold" style:font-weight-complex="bold"/>
    </style:style>
    <style:style style:name="P61" style:parent-style-name="ListParagraph" style:list-style-name="LFO15" style:family="paragraph"/>
    <style:style style:name="P62" style:parent-style-name="ListParagraph" style:list-style-name="LFO15" style:family="paragraph"/>
    <style:style style:name="P63" style:parent-style-name="ListParagraph" style:list-style-name="LFO15" style:family="paragraph"/>
    <style:style style:name="P64" style:parent-style-name="Normal" style:list-style-name="LFO9" style:family="paragraph"/>
    <style:style style:name="T65" style:parent-style-name="DefaultParagraphFont" style:family="text">
      <style:text-properties fo:font-weight="bold" style:font-weight-asian="bold" style:font-weight-complex="bold"/>
    </style:style>
    <style:style style:name="P66" style:parent-style-name="Normal" style:list-style-name="LFO9" style:family="paragraph"/>
    <style:style style:name="T67" style:parent-style-name="DefaultParagraphFont" style:family="text">
      <style:text-properties fo:font-weight="bold" style:font-weight-asian="bold" style:font-weight-complex="bold"/>
    </style:style>
    <style:style style:name="P68" style:parent-style-name="Normal" style:list-style-name="LFO9" style:family="paragraph"/>
    <style:style style:name="T69" style:parent-style-name="DefaultParagraphFont" style:family="text">
      <style:text-properties fo:font-weight="bold" style:font-weight-asian="bold" style:font-weight-complex="bold"/>
    </style:style>
    <style:style style:name="P70" style:parent-style-name="Normal" style:list-style-name="LFO9" style:family="paragraph"/>
    <style:style style:name="T71" style:parent-style-name="DefaultParagraphFont" style:family="text">
      <style:text-properties fo:font-weight="bold" style:font-weight-asian="bold" style:font-weight-complex="bold"/>
    </style:style>
    <style:style style:name="P72" style:parent-style-name="Normal" style:list-style-name="LFO9" style:family="paragraph"/>
    <style:style style:name="T73" style:parent-style-name="DefaultParagraphFont" style:family="text">
      <style:text-properties fo:font-weight="bold" style:font-weight-asian="bold" style:font-weight-complex="bold"/>
    </style:style>
    <style:style style:name="P74" style:parent-style-name="Normal" style:list-style-name="LFO9" style:family="paragraph"/>
    <style:style style:name="T75" style:parent-style-name="DefaultParagraphFont" style:family="text">
      <style:text-properties fo:font-weight="bold" style:font-weight-asian="bold" style:font-weight-complex="bold"/>
    </style:style>
    <style:style style:name="P76" style:parent-style-name="Normal" style:list-style-name="LFO9" style:family="paragraph"/>
    <style:style style:name="T77" style:parent-style-name="DefaultParagraphFont" style:family="text">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Normal" style:list-style-name="LFO10" style:family="paragraph"/>
    <style:style style:name="P81" style:parent-style-name="Normal" style:list-style-name="LFO10" style:family="paragraph"/>
    <style:style style:name="P82" style:parent-style-name="Normal" style:list-style-name="LFO10" style:family="paragraph"/>
    <style:style style:name="P83" style:parent-style-name="Normal" style:family="paragraph">
      <style:text-properties style:font-name="Segoe UI Emoji" style:font-name-complex="Segoe UI Emoji" fo:font-weight="bold" style:font-weight-asian="bold" style:font-weight-complex="bold"/>
    </style:style>
    <style:style style:name="P84" style:parent-style-name="Normal" style:family="paragraph">
      <style:text-properties fo:font-weight="bold" style:font-weight-asian="bold" style:font-weight-complex="bold"/>
    </style:style>
    <style:style style:name="P85" style:parent-style-name="Normal" style:list-style-name="LFO11" style:family="paragraph"/>
    <style:style style:name="T86" style:parent-style-name="DefaultParagraphFont" style:family="text">
      <style:text-properties fo:font-weight="bold" style:font-weight-asian="bold" style:font-weight-complex="bold"/>
    </style:style>
    <style:style style:name="P87" style:parent-style-name="Normal" style:list-style-name="LFO11" style:family="paragraph"/>
    <style:style style:name="T88" style:parent-style-name="DefaultParagraphFont" style:family="text">
      <style:text-properties fo:font-weight="bold" style:font-weight-asian="bold" style:font-weight-complex="bold"/>
    </style:style>
    <style:style style:name="P89" style:parent-style-name="Normal" style:list-style-name="LFO11" style:family="paragraph"/>
    <style:style style:name="T90" style:parent-style-name="DefaultParagraphFont" style:family="text">
      <style:text-properties fo:font-weight="bold" style:font-weight-asian="bold" style:font-weight-complex="bold"/>
    </style:style>
    <style:style style:name="P91" style:parent-style-name="Normal" style:list-style-name="LFO11" style:family="paragraph"/>
    <style:style style:name="T92" style:parent-style-name="DefaultParagraphFont" style:family="text">
      <style:text-properties fo:font-weight="bold" style:font-weight-asian="bold" style:font-weight-complex="bold"/>
    </style:style>
    <style:style style:name="P93" style:parent-style-name="Normal" style:list-style-name="LFO11" style:family="paragraph"/>
    <style:style style:name="T94" style:parent-style-name="DefaultParagraphFont" style:family="text">
      <style:text-properties fo:font-weight="bold" style:font-weight-asian="bold" style:font-weight-complex="bold"/>
    </style:style>
    <style:style style:name="P95" style:parent-style-name="Normal" style:list-style-name="LFO11" style:family="paragraph"/>
    <style:style style:name="T96" style:parent-style-name="DefaultParagraphFont" style:family="text">
      <style:text-properties fo:font-weight="bold" style:font-weight-asian="bold" style:font-weight-complex="bold"/>
    </style:style>
    <style:style style:name="P97" style:parent-style-name="Normal" style:list-style-name="LFO11" style:family="paragraph"/>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style:font-name="Segoe UI Emoji" style:font-name-complex="Segoe UI Emoji"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P101" style:parent-style-name="Normal" style:list-style-name="LFO12" style:family="paragraph"/>
    <style:style style:name="T102" style:parent-style-name="DefaultParagraphFont" style:family="text">
      <style:text-properties fo:font-weight="bold" style:font-weight-asian="bold" style:font-weight-complex="bold"/>
    </style:style>
    <style:style style:name="P103" style:parent-style-name="Normal" style:list-style-name="LFO12" style:family="paragraph"/>
    <style:style style:name="P104" style:parent-style-name="Normal" style:list-style-name="LFO12" style:family="paragraph"/>
    <style:style style:name="T105" style:parent-style-name="DefaultParagraphFont" style:family="text">
      <style:text-properties fo:font-weight="bold" style:font-weight-asian="bold" style:font-weight-complex="bold"/>
    </style:style>
    <style:style style:name="P106" style:parent-style-name="Normal" style:list-style-name="LFO12" style:family="paragraph"/>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Normal" style:list-style-name="LFO12" style:family="paragraph"/>
    <style:style style:name="P111" style:parent-style-name="Normal" style:list-style-name="LFO12" style:family="paragraph"/>
    <style:style style:name="T112" style:parent-style-name="DefaultParagraphFont" style:family="text">
      <style:text-properties fo:font-weight="bold" style:font-weight-asian="bold" style:font-weight-complex="bold"/>
    </style:style>
    <style:style style:name="P113" style:parent-style-name="Normal" style:list-style-name="LFO12" style:family="paragraph"/>
    <style:style style:name="P114" style:parent-style-name="Normal" style:list-style-name="LFO12" style:family="paragraph"/>
    <style:style style:name="T115" style:parent-style-name="DefaultParagraphFont" style:family="text">
      <style:text-properties fo:font-weight="bold" style:font-weight-asian="bold" style:font-weight-complex="bold"/>
    </style:style>
    <style:style style:name="P116" style:parent-style-name="Normal" style:list-style-name="LFO12" style:family="paragraph"/>
    <style:style style:name="P117" style:parent-style-name="Normal" style:list-style-name="LFO12" style:family="paragraph"/>
    <style:style style:name="T118" style:parent-style-name="DefaultParagraphFont" style:family="text">
      <style:text-properties fo:font-weight="bold" style:font-weight-asian="bold" style:font-weight-complex="bold"/>
    </style:style>
    <style:style style:name="P119" style:parent-style-name="Normal" style:list-style-name="LFO12" style:family="paragraph"/>
    <style:style style:name="P120" style:parent-style-name="Normal" style:list-style-name="LFO12" style:family="paragraph"/>
    <style:style style:name="T121" style:parent-style-name="DefaultParagraphFont" style:family="text">
      <style:text-properties fo:font-weight="bold" style:font-weight-asian="bold" style:font-weight-complex="bold"/>
    </style:style>
    <style:style style:name="P122" style:parent-style-name="Normal" style:list-style-name="LFO12" style:family="paragraph"/>
    <style:style style:name="P123" style:parent-style-name="Normal" style:list-style-name="LFO12" style:family="paragraph"/>
    <style:style style:name="P124" style:parent-style-name="Normal" style:list-style-name="LFO12" style:family="paragraph"/>
    <style:style style:name="T125" style:parent-style-name="DefaultParagraphFont" style:family="text">
      <style:text-properties fo:font-weight="bold" style:font-weight-asian="bold" style:font-weight-complex="bold"/>
    </style:style>
    <style:style style:name="P126" style:parent-style-name="Normal" style:list-style-name="LFO12" style:family="paragraph"/>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Normal" style:list-style-name="LFO12" style:family="paragraph"/>
    <style:style style:name="T130" style:parent-style-name="DefaultParagraphFont" style:family="text">
      <style:text-properties fo:font-weight="bold" style:font-weight-asian="bold" style:font-weight-complex="bold"/>
    </style:style>
    <style:style style:name="P131" style:parent-style-name="Normal" style:list-style-name="LFO12" style:family="paragraph"/>
    <style:style style:name="P132" style:parent-style-name="Normal" style:list-style-name="LFO12" style:family="paragraph"/>
    <style:style style:name="T133" style:parent-style-name="DefaultParagraphFont" style:family="text">
      <style:text-properties fo:font-weight="bold" style:font-weight-asian="bold" style:font-weight-complex="bold"/>
    </style:style>
    <style:style style:name="P134" style:parent-style-name="Normal" style:list-style-name="LFO12" style:family="paragraph"/>
  </office:automatic-styles>
  <office:body>
    <office:text text:use-soft-page-breaks="true">
      <text:p text:style-name="P1">MLOps Video Pre-tagging Pipeline</text:p>
      <text:p text:style-name="Normal">This repository contains an MLOps-enhanced pipeline designed to extract frames from timelapse videos, perform object detection (pre-tagging) using a YOLO model, and generate COCO-format annotations along with a comprehensive pipeline report. The goal is to demonstrate robust MLOps practices, including containerization, automation (CI/CD), and data observability.</text:p>
      <text:p text:style-name="P2">Summary of Pipeline Functionality</text:p>
      <text:p text:style-name="Normal">The pipeline automates the crucial first steps in building computer vision datasets from video sources. It performs the following sequential operations:</text:p>
      <text:list text:style-name="LFO5" text:continue-numbering="true">
        <text:list-item>
          <text:p text:style-name="P3"><text:span text:style-name="T4">Frame Extraction:</text:span><text:s/></text:p>
        </text:list-item>
      </text:list>
      <text:p text:style-name="P5">Reads an input .mp4 video file and extracts individual frames<text:s/></text:p>
      <text:p text:style-name="P6">These frames are saved as JPG images to a specified output directory.<text:s/></text:p>
      <text:list text:style-name="LFO5" text:continue-numbering="true">
        <text:list-item>
          <text:p text:style-name="P7"><text:span text:style-name="T8">Object Detection</text:span><text:span text:style-name="T9">.py</text:span><text:span text:style-name="T10"><text:s/>(Pre-tagging):</text:span><text:s/></text:p>
        </text:list-item>
      </text:list>
      <text:p text:style-name="P11">Utilizes an off-the-shelf YOLO model (yolov8n.pt) to perform object detection on each extracted image.</text:p>
      <text:p text:style-name="P12">It identifies objects within the frames and generates bounding box annotations<text:s/>in a form of Metadata to create a<text:s/><text:span text:style-name="T13">COCO (detection.json file)</text:span></text:p>
      <text:list text:style-name="LFO5" text:continue-numbering="true">
        <text:list-item>
          <text:p text:style-name="P14"><text:span text:style-name="T15">R</text:span><text:span text:style-name="T16">eport</text:span><text:span text:style-name="T17">.py</text:span><text:span text:style-name="T18">:</text:span><text:s/></text:p>
        </text:list-item>
      </text:list>
      <text:list text:style-name="LFO13" text:continue-numbering="true">
        <text:list-item>
          <text:p text:style-name="P19">Collects key metrics throughout the pipeline<text:s/></text:p>
        </text:list-item>
      </text:list>
      <text:list text:style-name="LFO14" text:continue-numbering="true">
        <text:list-item>
          <text:p text:style-name="P20">1.processing times</text:p>
        </text:list-item>
        <text:list-item>
          <text:p text:style-name="P21">2.frame counts</text:p>
        </text:list-item>
        <text:list-item>
          <text:p text:style-name="P22">3.detection statistics</text:p>
        </text:list-item>
      </text:list>
      <text:list text:style-name="LFO13" text:continue-numbering="true">
        <text:list-item>
          <text:p text:style-name="P23">Generate markdown file with all these metrics.</text:p>
        </text:list-item>
      </text:list>
      <text:p text:style-name="P24">Project Structure</text:p>
      <text:p text:style-name="Normal">.</text:p>
      <text:p text:style-name="Normal"><text:span text:style-name="T25">├</text:span><text:span text:style-name="T26">──</text:span><text:s/>.github/</text:p>
      <text:p text:style-name="Normal">│ <text:s text:c="2"/>└── workflows/</text:p>
      <text:p text:style-name="Normal">│ <text:s text:c="6"/>└── main.yml <text:s text:c="10"/># GitHub Actions workflow for CI/CD automation</text:p>
      <text:p text:style-name="Normal"><text:span text:style-name="T27">├</text:span><text:span text:style-name="T28">──</text:span><text:s/>Dockerfile <text:s text:c="16"/># Defines how to build the Docker image for the pipeline</text:p>
      <text:p text:style-name="Normal"><text:span text:style-name="T29">├</text:span><text:span text:style-name="T30">──</text:span><text:s/>requirements.txt <text:s text:c="10"/># Lists all Python dependencies for the pipeline</text:p>
      <text:p text:style-name="Normal"><text:span text:style-name="T31">├</text:span><text:span text:style-name="T32">──</text:span><text:s/>src/ <text:s text:c="22"/># Contains the core Python source code for the pipeline</text:p>
      <text:soft-page-break/>
      <text:p text:style-name="Normal">│ <text:s text:c="2"/><text:span text:style-name="T33">├</text:span><text:span text:style-name="T34">──</text:span><text:s/>config.py <text:s text:c="13"/># Centralized configuration constants</text:p>
      <text:p text:style-name="Normal">│ <text:s text:c="2"/><text:span text:style-name="T35">├</text:span><text:span text:style-name="T36">──</text:span><text:s/>frame_extractor.py <text:s text:c="4"/># Module for video frame extraction logic</text:p>
      <text:p text:style-name="Normal">│ <text:s text:c="2"/><text:span text:style-name="T37">├</text:span><text:span text:style-name="T38">──</text:span><text:s/>object_detector.py <text:s text:c="4"/># Module for YOLO detection and COCO generation logic</text:p>
      <text:p text:style-name="Normal">│ <text:s text:c="2"/><text:span text:style-name="T39">├</text:span><text:span text:style-name="T40">──</text:span><text:s/>reporter.py <text:s text:c="11"/># Module for generating pipeline reports</text:p>
      <text:p text:style-name="Normal">│ <text:s text:c="2"/>└── main_pipeline.py <text:s text:c="6"/># Main entry point script, orchestrates other modules</text:p>
      <text:p text:style-name="Normal">└── tests/ <text:s text:c="20"/># Directory for unit and integration tests</text:p>
      <text:p text:style-name="Normal"><text:s text:c="4"/>└── test_frame_extractor.py # Example unit test for frame extraction</text:p>
      <text:p text:style-name="Normal"><text:s text:c="4"/>└── test_object_detector.py # Example unit test for object detection (needs implementation)</text:p>
      <text:p text:style-name="Normal"/>
      <text:p text:style-name="P41">Prerequisites</text:p>
      <text:list text:style-name="LFO6" text:continue-numbering="true">
        <text:list-item>
          <text:p text:style-name="P42"><text:span text:style-name="T43">Docker Desktop</text:span><text:s/></text:p>
        </text:list-item>
        <text:list-item>
          <text:p text:style-name="P44">A sample .mp4 video file. For local testing, place a small video (e.g., sample_video.mp4) in a directory you can easily reference.</text:p>
        </text:list-item>
      </text:list>
      <text:p text:style-name="P45">1. Build the Docker Image</text:p>
      <text:p text:style-name="Normal">Navigate to the root directory of this project in your terminal (where the Dockerfile is located) and build the Docker image:</text:p>
      <text:p text:style-name="Normal">docker build -t video-pipeline_v1.</text:p>
      <text:p text:style-name="Normal">This command will create a Docker image named video-pipeline_v1.</text:p>
      <text:p text:style-name="P46">2. Run the Pipeline in a Docker Container</text:p>
      <text:p text:style-name="Normal">Execute your pipeline inside an isolated Docker container. You will use volume mounts (-v) to provide input video and retrieve output files from the container.</text:p>
      <text:p text:style-name="Normal"><text:span text:style-name="T47">IMPORTANT:</text:span></text:p>
      <text:list text:style-name="LFO7" text:continue-numbering="true">
        <text:list-item>
          <text:p text:style-name="P48">Replace /path/to/your/local/video.mp4 with the actual, absolute path to your input video file on your local machine.</text:p>
        </text:list-item>
        <text:list-item>
          <text:p text:style-name="P49">Replace /path/to/your/local/output_data with the actual, absolute path where you want the pipeline's outputs to be saved on your local machine.</text:p>
        </text:list-item>
      </text:list>
      <text:p text:style-name="Normal">docker run \</text:p>
      <text:p text:style-name="Normal"><text:s text:c="2"/>--rm \ <text:s text:c="42"/># Automatically remove the container when it exits</text:p>
      <text:soft-page-break/>
      <text:p text:style-name="Normal"><text:s text:c="2"/>-v /path/to/your/local/video.mp4:/app/input/video.mp4 \ # Mount your input video into the container</text:p>
      <text:p text:style-name="Normal"><text:s text:c="2"/>-v /path/to/your/local/output_data:/app/output_data \ <text:s text:c="2"/># Mount an output directory for results</text:p>
      <text:p text:style-name="Normal"><text:s text:c="2"/>video-pipeline \ <text:s text:c="32"/># The name of the Docker image to use</text:p>
      <text:p text:style-name="Normal"><text:s text:c="2"/>--video_path /app/input/video.mp4 \ <text:s text:c="13"/># Path to video *inside the container*</text:p>
      <text:p text:style-name="Normal"><text:s text:c="2"/>--output_dir /app/output_data <text:s text:c="19"/># Path for outputs *inside the container*</text:p>
      <text:p text:style-name="Normal"/>
      <text:p text:style-name="Normal">After the command completes, check your specified /path/to/your/local/output_data directory for:</text:p>
      <text:list text:style-name="LFO8" text:continue-numbering="true">
        <text:list-item>
          <text:p text:style-name="P50">frames/: Extracted image frames.</text:p>
        </text:list-item>
        <text:list-item>
          <text:p text:style-name="P51">detections.json: COCO-format annotations.</text:p>
        </text:list-item>
        <text:list-item>
          <text:p text:style-name="P52">pipeline_report.md: The summary report.</text:p>
        </text:list-item>
        <text:list-item>
          <text:p text:style-name="P53">pipeline_metrics_log.csv: A CSV log of pipeline runs.</text:p>
        </text:list-item>
      </text:list>
      <text:p text:style-name="P54"/>
      <text:p text:style-name="P55">Reproducibility &amp; Automation (CI/CD)</text:p>
      <text:p text:style-name="Normal">The pipeline is automated using<text:s/><text:span text:style-name="T56">GitHub Actions</text:span>.</text:p>
      <text:list text:style-name="LFO9" text:continue-numbering="true">
        <text:list-item>
          <text:p text:style-name="P57"><text:span text:style-name="T58">Workflow File:</text:span><text:s/>The CI/CD workflow is defined in .github/workflows/main.yml.</text:p>
        </text:list-item>
        <text:list-item>
          <text:p text:style-name="P59"><text:span text:style-name="T60">Trigger:</text:span><text:s/>This workflow automatically runs on:</text:p>
        </text:list-item>
      </text:list>
      <text:list text:style-name="LFO15" text:continue-numbering="true">
        <text:list-item>
          <text:p text:style-name="P61">every push to the main branch<text:s/></text:p>
        </text:list-item>
        <text:list-item>
          <text:p text:style-name="P62">on pull_requests targeting main</text:p>
        </text:list-item>
        <text:list-item>
          <text:p text:style-name="P63">manually via workflow_dispatch from the GitHub UI</text:p>
        </text:list-item>
      </text:list>
      <text:list text:style-name="LFO9" text:continue-numbering="true">
        <text:list-item>
          <text:p text:style-name="P64"><text:span text:style-name="T65">Steps:</text:span></text:p>
          <text:list text:continue-numbering="true">
            <text:list-item>
              <text:p text:style-name="P66"><text:span text:style-name="T67">Checkout Code:</text:span><text:s/>Fetches the repository's content.</text:p>
            </text:list-item>
            <text:list-item>
              <text:p text:style-name="P68"><text:span text:style-name="T69">Build Docker Image:</text:span><text:s/>Builds the video-pipeline Docker image.</text:p>
            </text:list-item>
            <text:list-item>
              <text:p text:style-name="P70"><text:span text:style-name="T71">Create Sample Video (Placeholder):</text:span><text:s/>For CI testing, a small dummy video is created.<text:s/></text:p>
            </text:list-item>
            <text:list-item>
              <text:p text:style-name="P72"><text:span text:style-name="T73">Run Pipeline Container:</text:span><text:s/>Executes the Docker container, processing the sample video and saving outputs.</text:p>
            </text:list-item>
            <text:list-item>
              <text:p text:style-name="P74"><text:span text:style-name="T75">Validate Pipeline Outputs:</text:span><text:s/>Performs basic validation, checking for the existence and non-emptiness of the frames directory<text:s/></text:p>
            </text:list-item>
            <text:list-item>
              <text:p text:style-name="P76"><text:span text:style-name="T77">Run Unit Tests (Placeholder):</text:span><text:s/>This step indicates where your unit tests would be executed.</text:p>
            </text:list-item>
          </text:list>
        </text:list-item>
      </text:list>
      <text:p text:style-name="P78">Unit Testing</text:p>
      <text:p text:style-name="Normal">Unit tests for key pipeline functions (e.g., frame_extractor.py, object_detector.py) should be implemented in the tests/ directory using pytest. These tests ensure the individual components of the pipeline function correctly and robustly.</text:p>
      <text:p text:style-name="Normal"><text:span text:style-name="T79">To implement unit tests:</text:span></text:p>
      <text:list text:style-name="LFO10" text:continue-numbering="true">
        <text:list-item>
          <text:p text:style-name="P80">Install pytest in your development environment (pip install pytest).</text:p>
        </text:list-item>
        <text:list-item>
          <text:p text:style-name="P81">Create test files (e.g., tests/test_frame_extractor.py) and write test functions that start with test_.</text:p>
        </text:list-item>
        <text:list-item>
          <text:p text:style-name="P82">Update the "Run Unit Tests (Placeholder)" step in .github/workflows/main.yml to execute pytest tests/.</text:p>
        </text:list-item>
      </text:list>
      <text:p text:style-name="P83"/>
      <text:p text:style-name="P84">Data Observability &amp; Reporting</text:p>
      <text:p text:style-name="Normal">The pipeline incorporates logging and metric collection to provide insights into its operation and the generated dataset.</text:p>
      <text:list text:style-name="LFO11" text:continue-numbering="true">
        <text:list-item>
          <text:p text:style-name="P85"><text:span text:style-name="T86">Logging:</text:span><text:s/>Detailed information about each stage's progress, success, and any errors is logged to the console using Python's logging module.</text:p>
        </text:list-item>
        <text:list-item>
          <text:p text:style-name="P87"><text:span text:style-name="T88">Metrics Tracked:</text:span></text:p>
          <text:list text:continue-numbering="true">
            <text:list-item>
              <text:p text:style-name="P89"><text:span text:style-name="T90">Frame Extraction:</text:span><text:s/>Total frames in video, frames extracted, frames dropped, and frame drop ratio.</text:p>
            </text:list-item>
            <text:list-item>
              <text:p text:style-name="P91"><text:span text:style-name="T92">Object Detection:</text:span><text:s/>Total images processed, total detections, average detections per frame, and class distribution (e.g., how many "person" vs. "car" detections).</text:p>
            </text:list-item>
            <text:list-item>
              <text:p text:style-name="P93"><text:span text:style-name="T94">Pipeline Timings:</text:span><text:s/>Elapsed time for frame_extraction and object_detection stages.</text:p>
            </text:list-item>
          </text:list>
        </text:list-item>
        <text:list-item>
          <text:p text:style-name="P95"><text:span text:style-name="T96">Pipeline Report (pipeline_report.md):</text:span><text:s/>A Markdown file is generated in the output directory, summarizing all the collected metrics in an easy-to-read format. This file provides a snapshot of each pipeline run's performance and dataset characteristics.</text:p>
        </text:list-item>
        <text:list-item>
          <text:p text:style-name="P97"><text:span text:style-name="T98">Basic CSV Logging (pipeline_metrics_log.csv):</text:span><text:s/>For historical tracking, key metrics from each run are appended to a CSV file in the output directory. This allows for simple trend analysis over multiple pipeline executions.</text:p>
        </text:list-item>
      </text:list>
      <text:p text:style-name="Normal"><text:span text:style-name="T99">🚀</text:span><text:span text:style-name="T100"><text:s/>Optional Enhancements &amp; Production Improvements</text:span></text:p>
      <text:p text:style-name="Normal">While the current pipeline addresses the core requirements, several enhancements would be critical for a production-grade system:</text:p>
      <text:list text:style-name="LFO12" text:continue-numbering="true">
        <text:list-item>
          <text:p text:style-name="P101"><text:span text:style-name="T102">Robust Input Validation:</text:span></text:p>
          <text:list text:continue-numbering="true">
            <text:list-item>
              <text:p text:style-name="P103">Implement more comprehensive checks for input video format, corruption, and existence before processing begins. This could involve using libraries like filetype or ffmpeg to verify video integrity.</text:p>
            </text:list-item>
          </text:list>
        </text:list-item>
        <text:list-item>
          <text:p text:style-name="P104"><text:span text:style-name="T105">Advanced Monitoring &amp; Alerting:</text:span></text:p>
          <text:list text:continue-numbering="true">
            <text:list-item>
              <text:p text:style-name="P106">Integrate with dedicated MLOps monitoring tools (e.g.,<text:s/><text:span text:style-name="T107">Weights &amp; Biases (W&amp;B)</text:span><text:s/>for experiment tracking and metric visualization,<text:s/><text:span text:style-name="T108">Prometheus/Grafana</text:span><text:s/>for infrastructure and application metrics,<text:s/><text:span text:style-name="T109">Datadog</text:span>). This would provide real-time dashboards, custom alerts on data quality anomalies (e.g., sudden drop in detections, high frame drop ratio), or performance regressions.</text:p>
            </text:list-item>
            <text:list-item>
              <text:p text:style-name="P110">Set up alerts for pipeline failures or performance degradation.</text:p>
            </text:list-item>
          </text:list>
        </text:list-item>
        <text:list-item>
          <text:p text:style-name="P111"><text:span text:style-name="T112">Data Versioning and Management (DVC/MLflow Artifacts):</text:span></text:p>
          <text:list text:continue-numbering="true">
            <text:list-item>
              <text:p text:style-name="P113">For managing large datasets and model artifacts, integrate Data Version Control (DVC) or MLflow Artifacts. This ensures reproducibility of specific data versions used for training and deployment, especially critical for dataset updates.</text:p>
            </text:list-item>
          </text:list>
        </text:list-item>
        <text:list-item>
          <text:p text:style-name="P114"><text:span text:style-name="T115">Model Registry &amp; Versioning:</text:span></text:p>
          <text:list text:continue-numbering="true">
            <text:list-item>
              <text:p text:style-name="P116">Utilize an MLflow Model Registry or equivalent (e.g., SageMaker Model Registry, Vertex AI Model Registry) to version, track, and manage different iterations of the YOLO model. This would allow for seamless A/B testing and rollbacks in production.</text:p>
            </text:list-item>
          </text:list>
        </text:list-item>
        <text:list-item>
          <text:p text:style-name="P117"><text:span text:style-name="T118">Automated Model Retraining:</text:span></text:p>
          <text:list text:continue-numbering="true">
            <text:list-item>
              <text:p text:style-name="P119">Based on data drift or performance degradation detected by monitoring tools, implement a trigger for automated model retraining, fetching fresh data and re-running the train_model job.</text:p>
            </text:list-item>
          </text:list>
        </text:list-item>
        <text:list-item>
          <text:p text:style-name="P120"><text:span text:style-name="T121">Scalable Data Storage &amp; Processing:</text:span></text:p>
          <text:list text:continue-numbering="true">
            <text:list-item>
              <text:p text:style-name="P122">Leverage cloud-native storage (e.g., AWS S3, GCP Cloud Storage) for input videos and output frames/annotations, rather than local file system mounts.</text:p>
            </text:list-item>
            <text:list-item>
              <text:p text:style-name="P123">For large-scale video processing, consider using distributed processing frameworks (e.g., Apache Spark, Dask) or managed services (e.g., AWS Glue, Google Dataflow) for frame extraction and parallel inference.</text:p>
            </text:list-item>
          </text:list>
        </text:list-item>
        <text:list-item>
          <text:p text:style-name="P124"><text:span text:style-name="T125">Infrastructure as Code (IaC):</text:span></text:p>
          <text:list text:continue-numbering="true">
            <text:list-item>
              <text:p text:style-name="P126">Use<text:s/><text:span text:style-name="T127">Terraform</text:span><text:s/>or<text:s/><text:span text:style-name="T128">AWS CloudFormation/GCP Deployment Manager</text:span><text:s/>to define and provision the entire cloud infrastructure required for the pipeline (e.g., S3 buckets, EC2 instances/Compute Engine VMs, ECR/Artifact Registry, SageMaker endpoints if deploying). This ensures environment reproducibility and simplifies setup.</text:p>
            </text:list-item>
          </text:list>
        </text:list-item>
        <text:list-item>
          <text:p text:style-name="P129"><text:span text:style-name="T130">Batch Inference/Streaming Deployment:</text:span></text:p>
          <text:list text:continue-numbering="true">
            <text:list-item>
              <text:p text:style-name="P131">For deployment, consider if real-time (streaming) inference with services like AWS Kinesis/Managed Service for Apache Kafka (MSK) and AWS Lambda/ECS, or periodic batch inference, is more suitable for the use case.</text:p>
            </text:list-item>
          </text:list>
        </text:list-item>
        <text:list-item>
          <text:p text:style-name="P132"><text:span text:style-name="T133">Security &amp; Access Control:</text:span></text:p>
          <text:list text:continue-numbering="true">
            <text:list-item>
              <text:p text:style-name="P134">Implement fine-grained access control (IAM roles/policies) for all cloud resources</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aruni Bhugul</meta:initial-creator>
    <dc:creator>Aaruni Bhugul</dc:creator>
    <meta:creation-date>2025-06-19T22:56:00Z</meta:creation-date>
    <dc:date>2025-06-22T19:52:00Z</dc:date>
    <meta:template xlink:href="Normal" xlink:type="simple"/>
    <meta:editing-cycles>1</meta:editing-cycles>
    <meta:editing-duration>PT13320S</meta:editing-duration>
    <meta:document-statistic meta:page-count="6" meta:paragraph-count="18" meta:word-count="1372" meta:character-count="9181" meta:row-count="65" meta:non-whitespace-character-count="7827"/>
  </office:meta>
</office:document-meta>
</file>